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t_BR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O_PROLOGO1</text:p>
          </table:table-cell>
          <table:table-cell table:style-name="ce3" office:value-type="string" calcext:value-type="string">
            <text:p>Já estou algum tempo nessa estrada, mas mesmo com essas ideias na minha caixa,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</text:p>
          </table:table-cell>
          <table:table-cell table:style-name="ce3" office:value-type="string" calcext:value-type="string">
            <text:p>A caixa de ideias está vibrando, será que tem novas ideias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GO_PROLOGO3</text:p>
          </table:table-cell>
          <table:table-cell table:style-name="ce3" office:value-type="string" calcext:value-type="string">
            <text:p>Eu adoro como essa caixa funciona, basta eu me concentrar em abri-la que ela se abre com a força da minha mente… Geralmente eu foco numa letra que eu associe a isso, como I de idéia ou C de caixa, mas caso eu esteja desconcentrado basta eu tocar na parte de cima d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4</text:p>
          </table:table-cell>
          <table:table-cell table:style-name="ce3" office:value-type="string" calcext:value-type="string">
            <text:p>nenhuma ideia nova..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5</text:p>
          </table:table-cell>
          <table:table-cell table:style-name="ce3" office:value-type="string" calcext:value-type="string">
            <text:p>bom, ao menos posso interagir com as ideias… Talvez eu consiga um pouco de energia de realização dessa v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6</text:p>
          </table:table-cell>
          <table:table-cell table:style-name="ce3" office:value-type="string" calcext:value-type="string">
            <text:p>Só preciso tocar na ideia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7</text:p>
          </table:table-cell>
          <table:table-cell table:style-name="ce3" office:value-type="string" calcext:value-type="string">
            <text:p>Essa parece que não quer sair do lugar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8</text:p>
          </table:table-cell>
          <table:table-cell table:style-name="ce3" office:value-type="string" calcext:value-type="string">
            <text:p>Ótimo! consegui um pouco de energia de realizaçã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9</text:p>
          </table:table-cell>
          <table:table-cell table:style-name="ce3" office:value-type="string" calcext:value-type="string">
            <text:p>Quase! Odeio quando elas me enganam!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0</text:p>
          </table:table-cell>
          <table:table-cell table:style-name="ce3" office:value-type="string" calcext:value-type="string">
            <text:p>porque tenho essa mania de andar e ficar refletindo ao mesmo tempo? Bem, não importa, só basta eu seguir em frente e continuar passando meus pensamentos… Claro, eu podia ficar parando para pensar mas aí eu nunca sairia do lugar!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1</text:p>
          </table:table-cell>
          <table:table-cell table:style-name="ce3" office:value-type="string" calcext:value-type="string">
            <text:p>Parece que a caixa está prestes a gerar novas ideias! Acho engraçado como ela faz parte de mim, mas ao mesmo tempo tem vontade propia… Vamos ver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2</text:p>
          </table:table-cell>
          <table:table-cell table:style-name="ce3" office:value-type="string" calcext:value-type="string">
            <text:p>Agora tenho 4 ideias, mas a caixa permite que eu interaja com um número limitado delas… Esse número varia, mas ela sempre indica aqui do lado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3</text:p>
          </table:table-cell>
          <table:table-cell table:style-name="ce3" office:value-type="string" calcext:value-type="string">
            <text:p>Vamos ver quais ideias devo tentar resolver… Pelo que me lembro, se uma ideia não quis se realizar anteriormente, eu posso tentar de nov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4</text:p>
          </table:table-cell>
          <table:table-cell table:style-name="ce3" office:value-type="string" calcext:value-type="string">
            <text:p>Nada garante que ela vai se realizar dessa vez, mas não custa tent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5</text:p>
          </table:table-cell>
          <table:table-cell table:style-name="ce3" office:value-type="string" calcext:value-type="string">
            <text:p>Então… Eu tenho 3 tentativas e quatro ideias, o que eu faç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6</text:p>
          </table:table-cell>
          <table:table-cell table:style-name="ce3" office:value-type="string" calcext:value-type="string">
            <text:p>As ideias se multiplicaram! Ótimo! eu tenho potencialmente mais energia de realizaçã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7</text:p>
          </table:table-cell>
          <table:table-cell table:style-name="ce3" office:value-type="string" calcext:value-type="string">
            <text:p>Mesmo com essa energia de realização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8</text:p>
          </table:table-cell>
          <table:table-cell table:style-name="ce3" office:value-type="string" calcext:value-type="string">
            <text:p>A caixa parece ter novas ideias! Mas dessa vez sinto algo difer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19</text:p>
          </table:table-cell>
          <table:table-cell table:style-name="ce3" office:value-type="string" calcext:value-type="string">
            <text:p>O que é isso que estou sentindo?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20</text:p>
          </table:table-cell>
          <table:table-cell table:style-name="ce3" office:value-type="string" calcext:value-type="string">
            <text:p>Essa ideia… Ela é especial… Eu sinto que ela irá liberar uma quantidade inimaginável de energia realizador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1</text:p>
          </table:table-cell>
          <table:table-cell table:style-name="ce3" office:value-type="string" calcext:value-type="string">
            <text:p>Porque? Eu sinto que estou destinado a realizar essa idei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2</text:p>
          </table:table-cell>
          <table:table-cell table:style-name="ce3" office:value-type="string" calcext:value-type="string">
            <text:p>O sonho! Agora lembrei… Eu já ouvi falar disso entre outros viajant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23</text:p>
          </table:table-cell>
          <table:table-cell table:style-name="ce3" office:value-type="string" calcext:value-type="string">
            <text:p>Uma ideia tão única e especial que irá fornecer energia realizadora para toda sua vida! Ela é tão grandiosa que não cabe na caixa de ideias, na primeira tentativa muitas vezes ela foge da caixa e se projeta no horizonte. Cabe a nós alcança-la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4</text:p>
          </table:table-cell>
          <table:table-cell table:style-name="ce3" office:value-type="string" calcext:value-type="string">
            <text:p>Bem… Tudo que tenho que fazer é andar até ela!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0:07:08.302917430</meta:creation-date>
    <dc:date>2016-12-06T20:15:34.118761893</dc:date>
    <meta:editing-duration>PT8M27S</meta:editing-duration>
    <meta:editing-cycles>1</meta:editing-cycles>
    <meta:generator>LibreOffice/5.1.4.2$Linux_X86_64 LibreOffice_project/10m0$Build-2</meta:generator>
    <meta:document-statistic meta:table-count="1" meta:cell-count="51" meta:object-count="0"/>
    <meta:user-defined meta:name=""/>
  </office:meta>
</office:document-meta>
</file>